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1" svg:font-family="'Courier New'" style:font-adornments="Normal"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0pt" style:text-underline-style="solid" style:text-underline-width="auto" style:text-underline-color="font-color" style:font-size-asian="10pt" style:font-size-complex="10pt"/>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justify" style:justify-single-word="false">
        <style:tab-stops>
          <style:tab-stop style:position="2cm"/>
        </style:tab-stops>
      </style:paragraph-properties>
    </style:style>
    <style:style style:name="P4" style:family="paragraph" style:parent-style-name="Standard">
      <style:paragraph-properties fo:margin-top="0cm" fo:margin-bottom="0cm" fo:text-align="justify" style:justify-single-word="false">
        <style:tab-stops>
          <style:tab-stop style:position="1.251cm"/>
          <style:tab-stop style:position="3cm"/>
        </style:tab-stops>
      </style:paragraph-properties>
    </style:style>
    <style:style style:name="P5" style:family="paragraph" style:parent-style-name="Standard">
      <style:paragraph-properties fo:margin-top="0cm" fo:margin-bottom="0cm" fo:line-height="50%" fo:text-align="justify" style:justify-single-word="false">
        <style:tab-stops>
          <style:tab-stop style:position="2cm"/>
        </style:tab-stops>
      </style:paragraph-properties>
      <style:text-properties style:font-name="Calibri" fo:font-size="10pt" fo:font-weight="bold" style:font-size-asian="10pt" style:font-weight-asian="bold" style:font-size-complex="10pt"/>
    </style:style>
    <style:style style:name="P6" style:family="paragraph" style:parent-style-name="Standard">
      <style:paragraph-properties fo:margin-top="0cm" fo:margin-bottom="0cm" fo:line-height="100%">
        <style:tab-stops>
          <style:tab-stop style:position="2cm"/>
        </style:tab-stops>
      </style:paragraph-properties>
      <style:text-properties style:font-name="Calibri" fo:font-size="10pt" fo:font-weight="bold" style:font-size-asian="10pt" style:font-weight-asian="bold" style:font-size-complex="10pt"/>
    </style:style>
    <style:style style:name="P7" style:family="paragraph" style:parent-style-name="Standard">
      <style:paragraph-properties fo:margin-top="0cm" fo:margin-bottom="0cm">
        <style:tab-stops>
          <style:tab-stop style:position="2cm"/>
        </style:tab-stops>
      </style:paragraph-properties>
      <style:text-properties style:font-name="Calibri" fo:font-size="10pt" style:text-underline-style="solid" style:text-underline-width="auto" style:text-underline-color="font-color" style:font-size-asian="10pt" style:font-size-complex="10pt"/>
    </style:style>
    <style:style style:name="P8" style:family="paragraph" style:parent-style-name="Standard">
      <style:paragraph-properties fo:margin-top="0cm" fo:margin-bottom="0cm" fo:line-height="100%"/>
      <style:text-properties style:font-name="Calibri" fo:font-size="10pt" style:text-underline-style="solid" style:text-underline-width="auto" style:text-underline-color="font-color" style:font-size-asian="10pt" style:font-size-complex="10pt"/>
    </style:style>
    <style:style style:name="P9" style:family="paragraph" style:parent-style-name="Standard">
      <style:paragraph-properties fo:margin-top="0cm" fo:margin-bottom="0cm" fo:line-height="100%"/>
      <style:text-properties style:font-name="Calibri" fo:font-size="10pt" fo:language="en" fo:country="US" fo:font-weight="bold" style:font-size-asian="10pt" style:font-weight-asian="bold" style:font-size-complex="10pt"/>
    </style:style>
    <style:style style:name="P10" style:family="paragraph" style:parent-style-name="Standard">
      <style:paragraph-properties fo:margin-top="0cm" fo:margin-bottom="0cm" fo:line-height="100%" fo:text-align="justify" style:justify-single-word="false"/>
      <style:text-properties style:font-name="Calibri" fo:font-size="10pt" fo:language="en" fo:country="US" style:font-size-asian="10pt" style:font-size-complex="10pt"/>
    </style:style>
    <style:style style:name="P11" style:family="paragraph" style:parent-style-name="Standard">
      <style:paragraph-properties fo:margin-top="0cm" fo:margin-bottom="0cm" fo:line-height="100%"/>
      <style:text-properties style:font-name="Calibri" fo:font-size="10pt" fo:language="en" fo:country="US" style:text-underline-style="solid" style:text-underline-width="auto" style:text-underline-color="font-color" style:font-size-asian="10pt" style:font-size-complex="10pt"/>
    </style:style>
    <style:style style:name="P12" style:family="paragraph" style:parent-style-name="Standard">
      <style:paragraph-properties fo:margin-top="0cm" fo:margin-bottom="0cm" fo:line-height="50%"/>
      <style:text-properties style:font-name="Calibri" fo:font-size="10pt" style:font-size-asian="10pt" style:font-name-complex="Calibri1" style:font-size-complex="10pt"/>
    </style:style>
    <style:style style:name="P13" style:family="paragraph" style:parent-style-name="Standard">
      <style:paragraph-properties fo:margin-top="0cm" fo:margin-bottom="0cm" fo:line-height="100%"/>
      <style:text-properties style:font-name="Calibri" fo:font-size="10pt" style:font-size-asian="10pt" style:font-size-complex="10pt"/>
    </style:style>
    <style:style style:name="P14" style:family="paragraph" style:parent-style-name="Standard">
      <style:paragraph-properties fo:margin-top="0cm" fo:margin-bottom="0cm" fo:line-height="100%" fo:text-align="justify" style:justify-single-word="false"/>
      <style:text-properties style:font-name="Calibri" fo:font-size="10pt" style:font-size-asian="10pt" style:font-size-complex="10pt"/>
    </style:style>
    <style:style style:name="P15" style:family="paragraph" style:parent-style-name="Standard">
      <style:paragraph-properties fo:margin-top="0cm" fo:margin-bottom="0cm" fo:line-height="50%" fo:text-align="justify" style:justify-single-word="false"/>
      <style:text-properties style:font-name="Calibri" fo:font-size="10pt" style:font-size-asian="10pt" style:font-size-complex="10pt"/>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style:tab-stops>
          <style:tab-stop style:position="2cm"/>
        </style:tab-stops>
      </style:paragraph-properties>
    </style:style>
    <style:style style:name="P18" style:family="paragraph" style:parent-style-name="Standard">
      <style:paragraph-properties fo:margin-top="0cm" fo:margin-bottom="0cm" fo:line-height="100%" fo:text-align="justify" style:justify-single-word="false"/>
    </style:style>
    <style:style style:name="P19" style:family="paragraph" style:parent-style-name="Standard">
      <style:paragraph-properties fo:margin-top="0cm" fo:margin-bottom="0cm" fo:line-height="100%" fo:text-align="justify" style:justify-single-word="false">
        <style:tab-stops>
          <style:tab-stop style:position="1.251cm"/>
        </style:tab-stops>
      </style:paragraph-properties>
    </style:style>
    <style:style style:name="P20" style:family="paragraph" style:parent-style-name="Standard">
      <style:paragraph-properties fo:margin-top="0cm" fo:margin-bottom="0cm" fo:line-height="100%">
        <style:tab-stops>
          <style:tab-stop style:position="0.501cm"/>
        </style:tab-stops>
      </style:paragraph-properties>
    </style:style>
    <style:style style:name="P21" style:family="paragraph" style:parent-style-name="Standard">
      <style:paragraph-properties fo:margin-top="0cm" fo:margin-bottom="0cm" fo:line-height="100%">
        <style:tab-stops>
          <style:tab-stop style:position="1.251cm"/>
          <style:tab-stop style:position="3cm"/>
        </style:tab-stops>
      </style:paragraph-properties>
    </style:style>
    <style:style style:name="P22" style:family="paragraph" style:parent-style-name="Standard">
      <style:paragraph-properties fo:margin-top="0cm" fo:margin-bottom="0cm" fo:line-height="50%"/>
      <style:text-properties fo:color="#0000ff" style:font-name="Calibri" fo:font-size="10pt" style:font-size-asian="10pt" style:font-name-complex="Calibri1" style:font-size-complex="10pt"/>
    </style:style>
    <style:style style:name="P23" style:family="paragraph" style:parent-style-name="Standard">
      <style:paragraph-properties fo:margin-top="0cm" fo:margin-bottom="0cm" fo:line-height="100%" fo:text-align="justify" style:justify-single-word="false"/>
      <style:text-properties fo:color="#000000" fo:font-size="10pt" style:font-size-asian="10pt" style:font-size-complex="10pt"/>
    </style:style>
    <style:style style:name="P24" style:family="paragraph" style:parent-style-name="Standard">
      <style:paragraph-properties fo:margin-top="0cm" fo:margin-bottom="0cm" fo:text-align="justify" style:justify-single-word="false"/>
      <style:text-properties fo:color="#000000" fo:font-size="10pt" fo:font-weight="bold" style:font-size-asian="10pt" style:font-weight-asian="bold" style:font-size-complex="10pt"/>
    </style:style>
    <style:style style:name="P25" style:family="paragraph" style:parent-style-name="Standard">
      <style:paragraph-properties fo:margin-top="0cm" fo:margin-bottom="0cm" fo:text-align="justify" style:justify-single-word="false">
        <style:tab-stops>
          <style:tab-stop style:position="1.251cm"/>
          <style:tab-stop style:position="3cm"/>
        </style:tab-stops>
      </style:paragraph-properties>
      <style:text-properties fo:color="#808080" style:font-name="Courier New" fo:font-size="10pt" style:font-size-asian="10pt" style:language-asian="fr" style:country-asian="FR" style:font-name-complex="Courier New2" style:font-size-complex="10pt"/>
    </style:style>
    <style:style style:name="P26" style:family="paragraph" style:parent-style-name="Standard">
      <style:paragraph-properties fo:margin-top="0cm" fo:margin-bottom="0cm" fo:line-height="100%"/>
      <style:text-properties style:use-window-font-color="true" style:font-name="Calibri" fo:font-size="10pt" style:font-size-asian="10pt" style:font-name-complex="Calibri1" style:font-size-complex="10pt"/>
    </style:style>
    <style:style style:name="P27" style:family="paragraph" style:parent-style-name="Standard">
      <style:paragraph-properties fo:margin-top="0cm" fo:margin-bottom="0cm" fo:line-height="100%"/>
      <style:text-properties style:use-window-font-color="true" style:font-name="Calibri" fo:font-size="10pt" style:font-size-asian="10pt" style:language-asian="fr" style:country-asian="FR" style:font-name-complex="Courier New2" style:font-size-complex="10pt"/>
    </style:style>
    <style:style style:name="P28" style:family="paragraph" style:parent-style-name="Standard">
      <style:paragraph-properties fo:margin-top="0cm" fo:margin-bottom="0cm" fo:line-height="100%"/>
      <style:text-properties style:use-window-font-color="true"/>
    </style:style>
    <style:style style:name="P29" style:family="paragraph" style:parent-style-name="Standard">
      <style:paragraph-properties fo:margin-top="0cm" fo:margin-bottom="0cm" fo:line-height="100%">
        <style:tab-stops>
          <style:tab-stop style:position="1.752cm"/>
        </style:tab-stops>
      </style:paragraph-properties>
      <style:text-properties style:use-window-font-color="true"/>
    </style:style>
    <style:style style:name="P30" style:family="paragraph" style:parent-style-name="Standard">
      <style:paragraph-properties fo:margin-top="0cm" fo:margin-bottom="0cm" fo:line-height="50%"/>
      <style:text-properties style:use-window-font-color="true"/>
    </style:style>
    <style:style style:name="P31" style:family="paragraph" style:parent-style-name="Standard">
      <style:paragraph-properties fo:margin-top="0cm" fo:margin-bottom="0cm" fo:line-height="100%"/>
      <style:text-properties style:use-window-font-color="true" style:font-name="Arial Narrow" fo:font-size="10pt" fo:language="en" fo:country="US" style:font-size-asian="10pt" style:language-asian="fr" style:country-asian="FR" style:font-name-complex="Courier New2" style:font-size-complex="10pt"/>
    </style:style>
    <style:style style:name="P32" style:family="paragraph" style:parent-style-name="Standard">
      <style:paragraph-properties fo:margin-top="0cm" fo:margin-bottom="0cm" fo:line-height="50%">
        <style:tab-stops>
          <style:tab-stop style:position="1.752cm"/>
        </style:tab-stops>
      </style:paragraph-properties>
      <style:text-properties style:use-window-font-color="true" style:font-name="Arial Narrow" fo:font-size="10pt" fo:language="en" fo:country="US" style:font-size-asian="10pt" style:language-asian="fr" style:country-asian="FR" style:font-name-complex="Courier New2" style:font-size-complex="10pt"/>
    </style:style>
    <style:style style:name="P33" style:family="paragraph" style:parent-style-name="Standard">
      <style:paragraph-properties fo:margin-top="0cm" fo:margin-bottom="0cm" fo:background-color="#e5dfec">
        <style:tab-stops>
          <style:tab-stop style:position="2cm"/>
        </style:tab-stops>
        <style:background-image/>
      </style:paragraph-properties>
    </style:style>
    <style:style style:name="P34" style:family="paragraph" style:parent-style-name="Standard">
      <style:paragraph-properties fo:margin-top="0cm" fo:margin-bottom="0cm" fo:line-height="100%" fo:padding-left="0.141cm" fo:padding-right="0.141cm" fo:padding-top="0.035cm" fo:padding-bottom="0.035cm" fo:border="0.018cm solid #00000a">
        <style:tab-stops>
          <style:tab-stop style:position="2cm"/>
        </style:tab-stops>
      </style:paragraph-properties>
    </style:style>
    <style:style style:name="P35" style:family="paragraph" style:parent-style-name="Standard">
      <style:paragraph-properties fo:margin-top="0cm" fo:margin-bottom="0cm" fo:text-align="justify" style:justify-single-word="false" fo:padding-left="0.141cm" fo:padding-right="0.141cm" fo:padding-top="0.035cm" fo:padding-bottom="0.035cm" fo:border="0.018cm solid #00000a"/>
    </style:style>
    <style:style style:name="P36" style:family="paragraph" style:parent-style-name="Standard">
      <style:paragraph-properties fo:margin-top="0cm" fo:margin-bottom="0cm" fo:break-before="page" fo:background-color="#e5dfec">
        <style:tab-stops>
          <style:tab-stop style:position="2cm"/>
        </style:tab-stops>
        <style:background-image/>
      </style:paragraph-properties>
    </style:style>
    <style:style style:name="P37" style:family="paragraph" style:parent-style-name="Standard">
      <style:paragraph-properties fo:margin-top="0cm" fo:margin-bottom="0cm" fo:background-color="#ffffff">
        <style:tab-stops>
          <style:tab-stop style:position="2cm"/>
        </style:tab-stops>
        <style:background-image/>
      </style:paragraph-properties>
      <style:text-properties style:font-name="Calibri" fo:font-size="10pt" fo:font-weight="bold" style:font-size-asian="10pt" style:font-weight-asian="bold" style:font-size-complex="10pt"/>
    </style:style>
    <style:style style:name="P38" style:family="paragraph" style:parent-style-name="Standard">
      <style:paragraph-properties fo:margin-top="0cm" fo:margin-bottom="0.423cm" fo:line-height="100%">
        <style:tab-stops>
          <style:tab-stop style:position="2cm"/>
        </style:tab-stops>
      </style:paragraph-properties>
    </style:style>
    <style:style style:name="P39" style:family="paragraph" style:parent-style-name="Standard">
      <style:paragraph-properties fo:margin-top="0.212cm" fo:margin-bottom="0cm" fo:line-height="100%"/>
    </style:style>
    <style:style style:name="P40" style:family="paragraph" style:parent-style-name="Standard">
      <style:paragraph-properties fo:margin-top="0cm" fo:margin-bottom="0.212cm" fo:line-height="100%" fo:text-align="justify" style:justify-single-word="false">
        <style:tab-stops>
          <style:tab-stop style:position="2cm"/>
        </style:tab-stops>
      </style:paragraph-properties>
    </style:style>
    <style:style style:name="P41" style:family="paragraph" style:parent-style-name="Standard">
      <style:paragraph-properties fo:margin-left="0.501cm" fo:margin-right="0cm" fo:margin-top="0cm" fo:margin-bottom="0.212cm" fo:line-height="100%" fo:text-indent="0cm" style:auto-text-indent="false">
        <style:tab-stops>
          <style:tab-stop style:position="1.501cm"/>
          <style:tab-stop style:position="3cm"/>
        </style:tab-stops>
      </style:paragraph-properties>
    </style:style>
    <style:style style:name="P42" style:family="paragraph" style:parent-style-name="Standard">
      <style:paragraph-properties fo:margin-left="0.501cm" fo:margin-right="0cm" fo:margin-top="0cm" fo:margin-bottom="0cm" fo:line-height="100%" fo:text-indent="0cm" style:auto-text-indent="false">
        <style:tab-stops>
          <style:tab-stop style:position="1.501cm"/>
          <style:tab-stop style:position="3cm"/>
        </style:tab-stops>
      </style:paragraph-properties>
    </style:style>
    <style:style style:name="P43" style:family="paragraph" style:parent-style-name="Standard">
      <style:paragraph-properties fo:margin-left="0.501cm" fo:margin-right="0cm" fo:margin-top="0cm" fo:margin-bottom="0cm" fo:line-height="100%" fo:text-indent="0cm" style:auto-text-indent="false">
        <style:tab-stops>
          <style:tab-stop style:position="2.251cm"/>
        </style:tab-stops>
      </style:paragraph-properties>
    </style:style>
    <style:style style:name="P44" style:family="paragraph" style:parent-style-name="Standard">
      <style:paragraph-properties fo:margin-left="0.501cm" fo:margin-right="0cm" fo:margin-top="0cm" fo:margin-bottom="0cm" fo:line-height="100%" fo:text-align="justify" style:justify-single-word="false" fo:text-indent="0cm" style:auto-text-indent="false">
        <style:tab-stops>
          <style:tab-stop style:position="2.251cm"/>
        </style:tab-stops>
      </style:paragraph-properties>
    </style:style>
    <style:style style:name="P45" style:family="paragraph" style:parent-style-name="Standard">
      <style:paragraph-properties fo:margin-left="0.501cm" fo:margin-right="0cm" fo:margin-top="0cm" fo:margin-bottom="0cm" fo:line-height="50%" fo:text-indent="0cm" style:auto-text-indent="false">
        <style:tab-stops>
          <style:tab-stop style:position="1.501cm"/>
          <style:tab-stop style:position="3cm"/>
        </style:tab-stops>
      </style:paragraph-properties>
    </style:style>
    <style:style style:name="P46" style:family="paragraph" style:parent-style-name="Standard">
      <style:paragraph-properties fo:margin-left="0.501cm" fo:margin-right="0cm" fo:margin-top="0cm" fo:margin-bottom="0cm" fo:line-height="50%" fo:text-indent="0cm" style:auto-text-indent="false">
        <style:tab-stops>
          <style:tab-stop style:position="2.251cm"/>
        </style:tab-stops>
      </style:paragraph-properties>
      <style:text-properties style:font-name="Arial Narrow" fo:font-size="10pt" fo:language="en" fo:country="US" style:font-size-asian="10pt" style:font-name-complex="Calibri1" style:font-size-complex="10pt"/>
    </style:style>
    <style:style style:name="P47" style:family="paragraph" style:parent-style-name="Standard">
      <style:paragraph-properties fo:margin-left="0.751cm" fo:margin-right="0cm" fo:margin-top="0cm" fo:margin-bottom="0cm" fo:line-height="100%" fo:text-indent="0cm" style:auto-text-indent="false">
        <style:tab-stops>
          <style:tab-stop style:position="2.501cm"/>
        </style:tab-stops>
      </style:paragraph-properties>
    </style:style>
    <style:style style:name="P48" style:family="paragraph" style:parent-style-name="Standard">
      <style:paragraph-properties fo:margin-left="0.751cm" fo:margin-right="0cm" fo:margin-top="0cm" fo:margin-bottom="0cm" fo:line-height="100%" fo:text-align="justify" style:justify-single-word="false" fo:text-indent="0cm" style:auto-text-indent="false">
        <style:tab-stops>
          <style:tab-stop style:position="2.501cm"/>
        </style:tab-stops>
      </style:paragraph-properties>
    </style:style>
    <style:style style:name="P49" style:family="paragraph" style:parent-style-name="Standard">
      <style:paragraph-properties fo:margin-left="0.751cm" fo:margin-right="0cm" fo:margin-top="0cm" fo:margin-bottom="0cm" fo:line-height="100%" fo:text-align="justify" style:justify-single-word="false" fo:text-indent="0cm" style:auto-text-indent="false">
        <style:tab-stops>
          <style:tab-stop style:position="2cm"/>
          <style:tab-stop style:position="3cm"/>
        </style:tab-stops>
      </style:paragraph-properties>
    </style:style>
    <style:style style:name="P50" style:family="paragraph" style:parent-style-name="Standard">
      <style:paragraph-properties fo:margin-left="0.751cm" fo:margin-right="0cm" fo:margin-top="0cm" fo:margin-bottom="0cm" fo:line-height="100%" fo:text-align="justify" style:justify-single-word="false" fo:text-indent="0cm" style:auto-text-indent="false">
        <style:tab-stops>
          <style:tab-stop style:position="2.251cm"/>
          <style:tab-stop style:position="3cm"/>
        </style:tab-stops>
      </style:paragraph-properties>
    </style:style>
    <style:style style:name="P51" style:family="paragraph" style:parent-style-name="Standard">
      <style:paragraph-properties fo:margin-left="0.751cm" fo:margin-right="0cm" fo:margin-top="0cm" fo:margin-bottom="0cm" fo:line-height="100%" fo:text-align="justify" style:justify-single-word="false" fo:text-indent="0cm" style:auto-text-indent="false">
        <style:tab-stops>
          <style:tab-stop style:position="2cm"/>
          <style:tab-stop style:position="3.501cm"/>
          <style:tab-stop style:position="4.251cm"/>
          <style:tab-stop style:position="4.752cm"/>
        </style:tab-stops>
      </style:paragraph-properties>
    </style:style>
    <style:style style:name="P52" style:family="paragraph" style:parent-style-name="Standard">
      <style:paragraph-properties fo:margin-left="0.751cm" fo:margin-right="0cm" fo:margin-top="0cm" fo:margin-bottom="0cm" fo:line-height="100%" fo:text-indent="0cm" style:auto-text-indent="false">
        <style:tab-stops>
          <style:tab-stop style:position="2cm"/>
          <style:tab-stop style:position="3cm"/>
        </style:tab-stops>
      </style:paragraph-properties>
    </style:style>
    <style:style style:name="P53" style:family="paragraph" style:parent-style-name="Standard">
      <style:paragraph-properties fo:margin-left="0.751cm" fo:margin-right="0cm" fo:margin-top="0cm" fo:margin-bottom="0cm" fo:line-height="100%" fo:text-indent="0cm" style:auto-text-indent="false">
        <style:tab-stops>
          <style:tab-stop style:position="2.251cm"/>
          <style:tab-stop style:position="3cm"/>
        </style:tab-stops>
      </style:paragraph-properties>
    </style:style>
    <style:style style:name="P54" style:family="paragraph" style:parent-style-name="Standard">
      <style:paragraph-properties fo:margin-left="0.751cm" fo:margin-right="0cm" fo:margin-top="0cm" fo:margin-bottom="0cm" fo:line-height="100%" fo:text-indent="0cm" style:auto-text-indent="false">
        <style:tab-stops>
          <style:tab-stop style:position="2.251cm"/>
          <style:tab-stop style:position="3cm"/>
          <style:tab-stop style:position="5.502cm"/>
        </style:tab-stops>
      </style:paragraph-properties>
    </style:style>
    <style:style style:name="P55" style:family="paragraph" style:parent-style-name="Standard">
      <style:paragraph-properties fo:margin-left="0.751cm" fo:margin-right="0cm" fo:margin-top="0cm" fo:margin-bottom="0cm" fo:line-height="100%" fo:text-indent="0cm" style:auto-text-indent="false">
        <style:tab-stops>
          <style:tab-stop style:position="2cm"/>
          <style:tab-stop style:position="3.501cm"/>
          <style:tab-stop style:position="4.251cm"/>
          <style:tab-stop style:position="4.752cm"/>
        </style:tab-stops>
      </style:paragraph-properties>
    </style:style>
    <style:style style:name="P56" style:family="paragraph" style:parent-style-name="Standard">
      <style:paragraph-properties fo:margin-left="0.751cm" fo:margin-right="0cm" fo:margin-top="0cm" fo:margin-bottom="0cm" fo:line-height="100%" fo:text-indent="0cm" style:auto-text-indent="false">
        <style:tab-stops>
          <style:tab-stop style:position="2cm"/>
          <style:tab-stop style:position="3.501cm"/>
          <style:tab-stop style:position="4.251cm"/>
          <style:tab-stop style:position="4.501cm"/>
          <style:tab-stop style:position="4.752cm"/>
          <style:tab-stop style:position="9.252cm"/>
        </style:tab-stops>
      </style:paragraph-properties>
    </style:style>
    <style:style style:name="P57" style:family="paragraph" style:parent-style-name="Standard">
      <style:paragraph-properties fo:margin-left="0.751cm" fo:margin-right="0cm" fo:margin-top="0cm" fo:margin-bottom="0cm" fo:line-height="100%" fo:text-indent="0cm" style:auto-text-indent="false">
        <style:tab-stops>
          <style:tab-stop style:position="2cm"/>
          <style:tab-stop style:position="3.501cm"/>
          <style:tab-stop style:position="4.251cm"/>
          <style:tab-stop style:position="4.501cm"/>
          <style:tab-stop style:position="4.752cm"/>
          <style:tab-stop style:position="8.251cm"/>
          <style:tab-stop style:position="9.252cm"/>
        </style:tab-stops>
      </style:paragraph-properties>
    </style:style>
    <style:style style:name="P58" style:family="paragraph" style:parent-style-name="Standard">
      <style:paragraph-properties fo:margin-left="0.751cm" fo:margin-right="0cm" fo:margin-top="0cm" fo:margin-bottom="0cm" fo:line-height="100%" fo:text-indent="0cm" style:auto-text-indent="false">
        <style:tab-stops>
          <style:tab-stop style:position="2.501cm"/>
        </style:tab-stops>
      </style:paragraph-properties>
      <style:text-properties style:font-name="Arial Narrow" fo:font-size="10pt" fo:language="en" fo:country="US" style:font-size-asian="10pt" style:font-name-complex="Calibri1" style:font-size-complex="10pt"/>
    </style:style>
    <style:style style:name="P59" style:family="paragraph" style:parent-style-name="Standard">
      <style:paragraph-properties fo:margin-left="0.751cm" fo:margin-right="0cm" fo:margin-top="0cm" fo:margin-bottom="0cm" fo:line-height="100%" fo:text-indent="0cm" style:auto-text-indent="false">
        <style:tab-stops>
          <style:tab-stop style:position="2cm"/>
          <style:tab-stop style:position="3.501cm"/>
          <style:tab-stop style:position="4.251cm"/>
          <style:tab-stop style:position="4.752cm"/>
        </style:tab-stops>
      </style:paragraph-properties>
      <style:text-properties style:font-name="Arial Narrow" fo:font-size="10pt" fo:language="en" fo:country="US" style:font-size-asian="10pt" style:font-name-complex="Calibri1" style:font-size-complex="10pt"/>
    </style:style>
    <style:style style:name="P60" style:family="paragraph" style:parent-style-name="Standard">
      <style:paragraph-properties fo:margin-left="0.751cm" fo:margin-right="0cm" fo:margin-top="0cm" fo:margin-bottom="0cm" fo:line-height="100%" fo:text-indent="0cm" style:auto-text-indent="false">
        <style:tab-stops>
          <style:tab-stop style:position="2.251cm"/>
          <style:tab-stop style:position="3cm"/>
        </style:tab-stops>
      </style:paragraph-properties>
      <style:text-properties style:font-name="Arial Narrow" fo:font-size="10pt" fo:language="en" fo:country="US" fo:font-weight="bold" style:font-size-asian="10pt" style:font-weight-asian="bold" style:font-name-complex="Calibri1" style:font-size-complex="10pt"/>
    </style:style>
    <style:style style:name="P61" style:family="paragraph" style:parent-style-name="Standard">
      <style:paragraph-properties fo:margin-left="0.751cm" fo:margin-right="0cm" fo:margin-top="0cm" fo:margin-bottom="0cm" fo:line-height="100%" fo:text-indent="0cm" style:auto-text-indent="false">
        <style:tab-stops>
          <style:tab-stop style:position="2.251cm"/>
          <style:tab-stop style:position="3cm"/>
        </style:tab-stops>
      </style:paragraph-properties>
      <style:text-properties style:font-name="Arial Narrow" fo:font-size="10pt" style:font-size-asian="10pt" style:font-name-complex="Calibri1" style:font-size-complex="10pt"/>
    </style:style>
    <style:style style:name="P62" style:family="paragraph" style:parent-style-name="Standard">
      <style:paragraph-properties fo:margin-left="0.751cm" fo:margin-right="0cm" fo:margin-top="0cm" fo:margin-bottom="0cm" fo:line-height="100%" fo:text-indent="0cm" style:auto-text-indent="false">
        <style:tab-stops>
          <style:tab-stop style:position="2cm"/>
          <style:tab-stop style:position="3.501cm"/>
          <style:tab-stop style:position="4.251cm"/>
          <style:tab-stop style:position="4.752cm"/>
        </style:tab-stops>
      </style:paragraph-properties>
      <style:text-properties style:font-name="Arial Narrow" fo:font-size="10pt" style:font-size-asian="10pt" style:font-name-complex="Calibri1" style:font-size-complex="10pt"/>
    </style:style>
    <style:style style:name="P63" style:family="paragraph" style:parent-style-name="Standard">
      <style:paragraph-properties fo:margin-left="0.751cm" fo:margin-right="0cm" fo:margin-top="0cm" fo:margin-bottom="0cm" fo:line-height="100%" fo:text-align="justify" style:justify-single-word="false" fo:text-indent="0cm" style:auto-text-indent="false">
        <style:tab-stops>
          <style:tab-stop style:position="2.251cm"/>
          <style:tab-stop style:position="3cm"/>
        </style:tab-stops>
      </style:paragraph-properties>
      <style:text-properties style:font-name="Arial Narrow" fo:font-size="10pt" style:font-size-asian="10pt" style:font-size-complex="10pt"/>
    </style:style>
    <style:style style:name="P64" style:family="paragraph" style:parent-style-name="Standard">
      <style:paragraph-properties fo:margin-left="0.751cm" fo:margin-right="0cm" fo:margin-top="0cm" fo:margin-bottom="0cm" fo:line-height="100%" fo:text-indent="0cm" style:auto-text-indent="false">
        <style:tab-stops>
          <style:tab-stop style:position="2cm"/>
        </style:tab-stops>
      </style:paragraph-properties>
      <style:text-properties style:use-window-font-color="true"/>
    </style:style>
    <style:style style:name="P65" style:family="paragraph" style:parent-style-name="Standard">
      <style:paragraph-properties fo:margin-left="0.751cm" fo:margin-right="0cm" fo:margin-top="0cm" fo:margin-bottom="0cm" fo:line-height="100%" fo:text-indent="0cm" style:auto-text-indent="false">
        <style:tab-stops>
          <style:tab-stop style:position="2cm"/>
        </style:tab-stops>
      </style:paragraph-properties>
      <style:text-properties style:use-window-font-color="true" style:font-name="Arial Narrow" fo:font-size="10pt" style:font-size-asian="10pt" style:font-name-complex="Calibri1" style:font-size-complex="10pt"/>
    </style:style>
    <style:style style:name="P66" style:family="paragraph" style:parent-style-name="Standard">
      <style:paragraph-properties fo:margin-left="0.751cm" fo:margin-right="0cm" fo:margin-top="0cm" fo:margin-bottom="0cm" fo:line-height="100%" fo:text-indent="0cm" style:auto-text-indent="false">
        <style:tab-stops>
          <style:tab-stop style:position="2cm"/>
        </style:tab-stops>
      </style:paragraph-properties>
      <style:text-properties style:use-window-font-color="true" style:font-name="Arial Narrow" fo:font-size="10pt" fo:language="en" fo:country="US" style:font-size-asian="10pt" style:font-name-complex="Calibri1" style:font-size-complex="10pt"/>
    </style:style>
    <style:style style:name="P67" style:family="paragraph" style:parent-style-name="Standard">
      <style:paragraph-properties fo:margin-left="0.751cm" fo:margin-right="0cm" fo:text-indent="0cm" style:auto-text-indent="false">
        <style:tab-stops>
          <style:tab-stop style:position="2cm"/>
        </style:tab-stops>
      </style:paragraph-properties>
      <style:text-properties style:use-window-font-color="true"/>
    </style:style>
    <style:style style:name="P68" style:family="paragraph" style:parent-style-name="Standard">
      <style:paragraph-properties fo:margin-left="0.751cm" fo:margin-right="0cm" fo:text-indent="0cm" style:auto-text-indent="false">
        <style:tab-stops>
          <style:tab-stop style:position="2cm"/>
        </style:tab-stops>
      </style:paragraph-properties>
      <style:text-properties style:use-window-font-color="true" style:font-name="Arial Narrow" fo:font-size="10pt" fo:language="en" fo:country="US" style:font-size-asian="10pt" style:font-name-complex="Calibri1" style:font-size-complex="10pt"/>
    </style:style>
    <style:style style:name="P69" style:family="paragraph" style:parent-style-name="Standard">
      <style:paragraph-properties fo:margin-left="0.751cm" fo:margin-right="0cm" fo:text-indent="0cm" style:auto-text-indent="false">
        <style:tab-stops>
          <style:tab-stop style:position="2cm"/>
        </style:tab-stops>
      </style:paragraph-properties>
      <style:text-properties style:use-window-font-color="true"/>
    </style:style>
    <style:style style:name="P70"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Calibri" fo:font-size="10pt" style:font-size-asian="10pt" style:font-size-complex="10pt"/>
    </style:style>
    <style:style style:name="P71" style:family="paragraph" style:parent-style-name="Standard">
      <style:paragraph-properties fo:margin-left="0.751cm" fo:margin-right="-1.499cm" fo:margin-top="0cm" fo:margin-bottom="0cm" fo:line-height="100%" fo:text-indent="0cm" style:auto-text-indent="false">
        <style:tab-stops>
          <style:tab-stop style:position="2cm"/>
          <style:tab-stop style:position="3.501cm"/>
          <style:tab-stop style:position="4.251cm"/>
          <style:tab-stop style:position="4.501cm"/>
          <style:tab-stop style:position="4.752cm"/>
          <style:tab-stop style:position="5.752cm"/>
          <style:tab-stop style:position="8.251cm"/>
          <style:tab-stop style:position="9.252cm"/>
        </style:tab-stops>
      </style:paragraph-properties>
    </style:style>
    <style:style style:name="P72" style:family="paragraph" style:parent-style-name="Standard" style:master-page-name="Standard">
      <style:paragraph-properties fo:text-align="center" style:justify-single-word="false" style:page-number="auto" fo:background-color="#ccc0d9">
        <style:background-image/>
      </style:paragraph-properties>
    </style:style>
    <style:style style:name="P73" style:family="paragraph" style:parent-style-name="Standard">
      <style:paragraph-properties fo:margin-left="0cm" fo:margin-right="0cm" fo:text-indent="0cm" style:auto-text-indent="false">
        <style:tab-stops>
          <style:tab-stop style:position="2cm"/>
        </style:tab-stops>
      </style:paragraph-properties>
      <style:text-properties style:use-window-font-color="true"/>
    </style:style>
    <style:style style:name="P74" style:family="paragraph" style:parent-style-name="List_20_Paragraph" style:list-style-name="WWNum2">
      <style:paragraph-properties fo:margin-top="0cm" fo:margin-bottom="0cm" fo:line-height="100%"/>
    </style:style>
    <style:style style:name="T1" style:family="text">
      <style:text-properties fo:font-size="12pt" fo:font-weight="bold" style:font-size-asian="12pt" style:font-weight-asian="bold" style:font-size-complex="12pt"/>
    </style:style>
    <style:style style:name="T2" style:family="text">
      <style:text-properties style:font-name="Calibri" fo:font-size="10pt" style:font-size-asian="10pt" style:font-size-complex="10pt"/>
    </style:style>
    <style:style style:name="T3" style:family="text">
      <style:text-properties style:font-name="Calibri" fo:font-size="10pt" fo:font-weight="bold" style:font-size-asian="10pt" style:font-weight-asian="bold" style:font-size-complex="10pt"/>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style>
    <style:style style:name="T5" style:family="text">
      <style:text-properties style:font-name="Calibri" fo:font-size="10pt" fo:font-style="italic" style:font-size-asian="10pt" style:font-style-asian="italic" style:font-size-complex="10pt"/>
    </style:style>
    <style:style style:name="T6" style:family="text">
      <style:text-properties style:font-name="Calibri" fo:font-size="10pt" fo:font-style="italic" fo:font-weight="bold" style:font-size-asian="10pt" style:font-style-asian="italic" style:font-weight-asian="bold" style:font-size-complex="10pt"/>
    </style:style>
    <style:style style:name="T7" style:family="text">
      <style:text-properties style:font-name="Calibri" fo:font-size="10pt" fo:font-style="italic" style:text-underline-style="solid" style:text-underline-width="auto" style:text-underline-color="font-color" fo:font-weight="bold" style:font-size-asian="10pt" style:font-style-asian="italic" style:font-weight-asian="bold" style:font-size-complex="10pt"/>
    </style:style>
    <style:style style:name="T8" style:family="text">
      <style:text-properties style:font-name="Calibri" fo:font-size="10pt" fo:language="en" fo:country="US" style:font-size-asian="10pt" style:font-size-complex="10pt"/>
    </style:style>
    <style:style style:name="T9" style:family="text">
      <style:text-properties style:font-name="Calibri" fo:font-size="10pt" fo:language="en" fo:country="US" fo:font-weight="bold" style:font-size-asian="10pt" style:font-weight-asian="bold" style:font-size-complex="10pt"/>
    </style:style>
    <style:style style:name="T10" style:family="text">
      <style:text-properties style:font-name="Calibri" fo:font-size="10pt" fo:language="en" fo:country="US" fo:font-style="italic" style:font-size-asian="10pt" style:font-style-asian="italic" style:font-size-complex="10pt"/>
    </style:style>
    <style:style style:name="T11" style:family="text">
      <style:text-properties style:font-name="Calibri" fo:font-size="10pt" fo:language="en" fo:country="US" style:text-underline-style="solid" style:text-underline-width="auto" style:text-underline-color="font-color" style:font-size-asian="10pt" style:font-size-complex="10pt"/>
    </style:style>
    <style:style style:name="T12" style:family="text">
      <style:text-properties style:font-name="Tahoma" fo:font-size="10pt" fo:font-style="italic" fo:font-weight="bold" style:font-size-asian="10pt" style:font-style-asian="italic" style:font-weight-asian="bold" style:font-name-complex="Tahoma1" style:font-size-complex="10pt"/>
    </style:style>
    <style:style style:name="T13" style:family="text">
      <style:text-properties style:font-name="Arial Narrow" fo:font-size="10pt" style:font-size-asian="10pt" style:font-name-complex="Calibri1" style:font-size-complex="10pt"/>
    </style:style>
    <style:style style:name="T14" style:family="text">
      <style:text-properties style:font-name="Arial Narrow" fo:font-size="10pt" style:font-size-asian="10pt" style:font-size-complex="10pt"/>
    </style:style>
    <style:style style:name="T15" style:family="text">
      <style:text-properties style:font-name="Arial Narrow" fo:font-size="10pt" style:font-size-asian="10pt" style:language-asian="fr" style:country-asian="FR" style:font-name-complex="Courier New2" style:font-size-complex="10pt"/>
    </style:style>
    <style:style style:name="T16" style:family="text">
      <style:text-properties style:font-name="Arial Narrow" fo:font-size="10pt" fo:language="en" fo:country="US" style:font-size-asian="10pt" style:font-name-complex="Calibri1" style:font-size-complex="10pt"/>
    </style:style>
    <style:style style:name="T17" style:family="text">
      <style:text-properties style:font-name="Arial Narrow" fo:font-size="10pt" fo:language="en" fo:country="US" style:font-size-asian="10pt" style:font-size-complex="10pt"/>
    </style:style>
    <style:style style:name="T18" style:family="text">
      <style:text-properties style:font-name="Arial Narrow" fo:font-size="10pt" fo:language="en" fo:country="US" style:font-size-asian="10pt" style:language-asian="fr" style:country-asian="FR" style:font-name-complex="Courier New2" style:font-size-complex="10pt"/>
    </style:style>
    <style:style style:name="T19" style:family="text">
      <style:text-properties style:font-name="Arial Narrow" fo:font-size="10pt" fo:language="en" fo:country="US" style:font-size-asian="10pt" style:language-asian="fr" style:country-asian="FR" style:font-name-complex="Tahoma1" style:font-size-complex="10pt"/>
    </style:style>
    <style:style style:name="T20" style:family="text">
      <style:text-properties style:font-name="Arial Narrow" fo:font-size="10pt" fo:language="en" fo:country="US" fo:font-weight="bold" style:font-size-asian="10pt" style:font-weight-asian="bold" style:font-name-complex="Calibri1" style:font-size-complex="10pt"/>
    </style:style>
    <style:style style:name="T21" style:family="text">
      <style:text-properties style:font-name="Arial Narrow" fo:font-size="10pt" fo:language="en" fo:country="US" fo:font-weight="bold" style:font-size-asian="10pt" style:language-asian="fr" style:country-asian="FR" style:font-weight-asian="bold" style:font-name-complex="Courier New2" style:font-size-complex="10pt"/>
    </style:style>
    <style:style style:name="T22" style:family="text">
      <style:text-properties style:font-name="Arial Narrow" fo:font-size="10pt" fo:font-weight="bold" style:font-size-asian="10pt" style:font-weight-asian="bold" style:font-name-complex="Calibri1" style:font-size-complex="10pt"/>
    </style:style>
    <style:style style:name="T23" style:family="text">
      <style:text-properties style:font-name="Arial Narrow" fo:font-size="10pt" fo:font-style="italic" fo:font-weight="bold" style:font-size-asian="10pt" style:font-style-asian="italic" style:font-weight-asian="bold" style:font-name-complex="Calibri1" style:font-size-complex="10pt"/>
    </style:style>
    <style:style style:name="T24" style:family="text">
      <style:text-properties fo:color="#ffffff" style:font-name="Arial Narrow" fo:font-size="10pt" style:font-size-asian="10pt" style:font-name-complex="Calibri1" style:font-size-complex="10pt"/>
    </style:style>
    <style:style style:name="T25" style:family="text">
      <style:text-properties fo:color="#ffffff" style:font-name="Arial Narrow" fo:font-size="10pt" style:font-size-asian="10pt" style:language-asian="fr" style:country-asian="FR" style:font-name-complex="Courier New2" style:font-size-complex="10pt"/>
    </style:style>
    <style:style style:name="T26" style:family="text">
      <style:text-properties fo:color="#ffffff" style:font-name="Arial Narrow" fo:font-size="10pt" fo:language="en" fo:country="US" style:font-size-asian="10pt" style:font-name-complex="Calibri1" style:font-size-complex="10pt"/>
    </style:style>
    <style:style style:name="T27" style:family="text">
      <style:text-properties fo:color="#ffffff" style:font-name="Arial Narrow" fo:font-size="10pt" fo:language="en" fo:country="US" style:font-size-asian="10pt" style:language-asian="fr" style:country-asian="FR" style:font-name-complex="Courier New2" style:font-size-complex="10pt"/>
    </style:style>
    <style:style style:name="T28" style:family="text">
      <style:text-properties fo:color="#000000" fo:font-size="10pt" style:font-size-asian="10pt" style:font-size-complex="10pt"/>
    </style:style>
    <style:style style:name="T29" style:family="text">
      <style:text-properties fo:color="#000000" fo:font-size="10pt" fo:font-weight="bold" style:font-size-asian="10pt" style:font-weight-asian="bold" style:font-size-complex="10pt"/>
    </style:style>
    <style:style style:name="T30" style:family="text">
      <style:text-properties fo:color="#000000" fo:font-size="10pt" fo:font-style="italic" fo:font-weight="bold" style:font-size-asian="10pt" style:font-style-asian="italic" style:font-weight-asian="bold" style:font-size-complex="10pt"/>
    </style:style>
    <style:style style:name="T31" style:family="text">
      <style:text-properties fo:color="#0000ff" style:font-name="Arial Narrow" fo:font-size="10pt" style:font-size-asian="10pt" style:language-asian="fr" style:country-asian="FR" style:font-name-complex="Courier New2" style:font-size-complex="10pt"/>
    </style:style>
    <style:style style:name="T32" style:family="text">
      <style:text-properties fo:color="#008080" style:font-name="Arial Narrow" fo:font-size="10pt" style:font-size-asian="10pt" style:language-asian="fr" style:country-asian="FR" style:font-name-complex="Courier New2" style:font-size-complex="10pt"/>
    </style:style>
    <style:style style:name="T33" style:family="text">
      <style:text-properties fo:color="#808080" style:font-name="Arial Narrow" fo:font-size="10pt" style:font-size-asian="10pt" style:language-asian="fr" style:country-asian="FR" style:font-name-complex="Courier New2" style:font-size-complex="10pt"/>
    </style:style>
    <style:style style:name="T34" style:family="text">
      <style:text-properties style:use-window-font-color="true" style:font-name="Calibri" fo:font-size="10pt" fo:font-weight="bold" style:font-size-asian="10pt" style:font-weight-asian="bold"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1">TP : LES PROCEDURES STOCKEES</text:span></text:p>
      <text:p text:style-name="P3"><text:span text:style-name="T3">Objectif </text:span><text:span text:style-name="T2"> <text:s text:c="2"/><text:tab/>A4.1.1Proposition d'une solution applicative</text:span></text:p>
      <text:p text:style-name="P5"/>
      <text:p text:style-name="P3"><text:span text:style-name="T3">Enoncés<text:tab/><text:tab/></text:span><text:span text:style-name="T2">Vous utiliserez la base de données </text:span><text:span text:style-name="T3">CALAO</text:span><text:span text:style-name="T2"> </text:span></text:p>
      <text:p text:style-name="P7"/>
      <text:p text:style-name="P33"><text:span text:style-name="T3">Exercice 1 :<text:tab/>Procédure permettant de supprimer une espèce.</text:span></text:p>
      <text:p text:style-name="P6"/>
      <text:p text:style-name="P38"><text:span text:style-name="T4">Objectif</text:span><text:span text:style-name="T3"><text:tab/></text:span><text:span text:style-name="T4">On souhaite supprimer une espèce</text:span></text:p>
      <text:p text:style-name="P17"><text:span text:style-name="T3">Remarque </text:span><text:span text:style-name="T2"><text:tab/> il ne faut pas oublier que des soignants peuvent s'occuper de l'espèce que l'on souhaite supprimer <text:s/></text:span></text:p>
      <text:p text:style-name="P17"><text:span text:style-name="T2"><text:tab/>==&gt; <text:s/>La procédure contient deux ordres de suppression les soins apportés à l'espèce table </text:span><text:span text:style-name="T3">SOIGNER</text:span></text:p>
      <text:p text:style-name="P17"><text:span text:style-name="T2"><text:tab/>et ensuite l’espèce table </text:span><text:span text:style-name="T3">ESPECE</text:span></text:p>
      <text:p text:style-name="P39"><text:span text:style-name="T3">Ce qu'il faut faire précédemment :</text:span></text:p>
      <text:list xml:id="list7775699119533444483" text:style-name="WWNum2">
        <text:list-item>
          <text:p text:style-name="P74"><text:span text:style-name="T2">ajouter 1 enregistrement <text:s/>"Gazelle" dans la table ESPECE , on repère le </text:span><text:span text:style-name="T5">codeEspece</text:span><text:span text:style-name="T2"> associé</text:span></text:p>
        </text:list-item>
        <text:list-item>
          <text:p text:style-name="P74"><text:span text:style-name="T2">ajouter deux tuples dans la table SOIGNER pour l'espèce GAZELLE</text:span></text:p>
        </text:list-item>
      </text:list>
      <text:p text:style-name="P6"/>
      <text:p text:style-name="P34"><text:span text:style-name="T9">Rappel<text:tab/></text:span><text:span text:style-name="T8">DELETE <text:s text:c="4"/>FROM <text:s text:c="2"/></text:span><text:span text:style-name="T10">nomTable</text:span><text:span text:style-name="T8"> <text:s text:c="2"/>FROM </text:span><text:span text:style-name="T10">condition</text:span></text:p>
      <text:p text:style-name="P9"/>
      <text:p text:style-name="P16"><text:span text:style-name="T3">Temps 1 : on crée la procédure qui supprime les enregistrements des tables pour le code </text:span><text:span text:style-name="T6">espece = <text:s/></text:span><text:span text:style-name="T12">@</text:span><text:span text:style-name="T6">codeEspece</text:span></text:p>
      <text:p text:style-name="P22"/>
      <text:p text:style-name="P41"><text:span text:style-name="T20">CREATE PROCEDURE</text:span><text:span text:style-name="T16"> </text:span><text:span text:style-name="T20">SuppressionEspece</text:span><text:span text:style-name="T16"> (@codeEspece int) <text:s text:c="2"/></text:span><text:span text:style-name="T20">AS</text:span></text:p>
      <text:p text:style-name="P42"><text:span text:style-name="T16"><text:tab/>delete <text:tab/>from SOIGNER</text:span></text:p>
      <text:p text:style-name="P42"><text:span text:style-name="T16"><text:tab/>where <text:tab/>codeEspece = @codeEspece</text:span></text:p>
      <text:p text:style-name="P45"><text:span text:style-name="T16"><text:tab/></text:span></text:p>
      <text:p text:style-name="P42"><text:span text:style-name="T16"><text:tab/>delete <text:tab/>from ESPECE</text:span></text:p>
      <text:p text:style-name="P42"><text:span text:style-name="T16"><text:tab/>where <text:tab/>codeEspece = @codeEspece</text:span></text:p>
      <text:p text:style-name="P9"/>
      <text:p text:style-name="P16"><text:span text:style-name="T3">Temps 2 : on l'exécute en lui passant la valeur du paramètre</text:span></text:p>
      <text:p text:style-name="P12"/>
      <text:p text:style-name="P42"><text:span text:style-name="T22">EXECUTE</text:span><text:span text:style-name="T13"> <text:tab/></text:span><text:span text:style-name="T22">SuppressionEspece</text:span><text:span text:style-name="T13"> <text:s text:c="2"/></text:span><text:span text:style-name="T22">18</text:span></text:p>
      <text:p text:style-name="P13"/>
      <text:p text:style-name="P16"><text:span text:style-name="T2">Comme leur nom l'indique, les procédures sont stockées. Où les trouve-t-on ?</text:span></text:p>
      <text:p text:style-name="P13"/>
      <text:p text:style-name="P33"><text:span text:style-name="T3">Exercice 2 :<text:tab/>Ajouter un animal d'une nouvelle espèce</text:span></text:p>
      <text:p text:style-name="P14"/>
      <text:p text:style-name="P38"><text:span text:style-name="T4">Objectif</text:span><text:span text:style-name="T3"><text:tab/></text:span><text:span text:style-name="T4">On veut créer une nouvelle espèce '</text:span><text:span text:style-name="T7">Impala</text:span><text:span text:style-name="T4">' et un nouvel animal '</text:span><text:span text:style-name="T7">Venusia</text:span><text:span text:style-name="T4">' de cette espèce</text:span></text:p>
      <text:p text:style-name="P40"><text:span text:style-name="T2">Les attributs de la nouvelle espèce seront passés en paramètres. Cette procédure affecte un nouvel animal à cette espèce, les informations de l'animal sont également passés en paramètres.</text:span></text:p>
      <text:p text:style-name="P18"><text:span text:style-name="T3">Remarque :</text:span><text:span text:style-name="T2"> On doit d’abord récupérer le code existant dans les espèces, lui ajouter 1 et ensuite on peut faire l'ajout d'une nouvelle espèce. Puisqu’on crée une nouvelle espèce, on est sûr que le nom de cet animal n’existe pas déjà pour cette espèce donc pas de soucis.</text:span></text:p>
      <text:p text:style-name="P14"/>
      <text:p text:style-name="P20"><text:span text:style-name="T22"><text:tab/></text:span><text:span text:style-name="T20">CREATE PROCEDURE</text:span><text:span text:style-name="T16"> </text:span><text:span text:style-name="T20">CreationEspeceEtAnimal</text:span><text:span text:style-name="T16"> <text:tab/>(@nomEspece char(32), @nomBapteme char(32), @sexe char(32), <text:tab/><text:tab/><text:tab/><text:tab/><text:tab/><text:tab/> <text:tab/> <text:s/>@dateNaissance int, @datedeces int) <text:s text:c="3"/></text:span><text:span text:style-name="T20">AS</text:span></text:p>
      <text:p text:style-name="P43"><text:span text:style-name="T16">DECLARE <text:tab/>@codeMaxEspece <text:s/>int</text:span></text:p>
      <text:p text:style-name="P43"><text:span text:style-name="T16">SET <text:tab/>@codeMaxEspece = (SELECT MAX(codeEspece) from ESPECE)</text:span></text:p>
      <text:p text:style-name="P43"><text:span text:style-name="T16">SET <text:tab/>@codeMaxEspece = (@codeMaxEspece + 1)</text:span></text:p>
      <text:p text:style-name="P46"/>
      <text:p text:style-name="P43"><text:span text:style-name="T16">insert into <text:tab/>ESPECE <text:tab/>values (@codeMaxEspece, @nomEspece)</text:span></text:p>
      <text:p text:style-name="P46"/>
      <text:p text:style-name="P43"><text:span text:style-name="T16">insert into <text:tab/>ANIMAL <text:tab/>values (@codeMaxEspece, @nomBapteme, @sexe, @dateNaissance, @datedeces);</text:span></text:p>
      <text:p text:style-name="P46"/>
      <text:p text:style-name="P46"><text:soft-page-break/></text:p>
      <text:p text:style-name="P46"/>
      <text:p text:style-name="P44"><text:span text:style-name="T20">EXECUTE</text:span><text:span text:style-name="T16"> <text:tab/></text:span><text:span text:style-name="T20">CreationEspeceEtAnimal</text:span><text:span text:style-name="T16"> 'Impala','Venusia','F',2012,''</text:span></text:p>
      <text:p text:style-name="P10"/>
      <text:p text:style-name="P11"/>
      <text:p text:style-name="P36"><text:span text:style-name="T3">Exercice 3 :<text:tab/>Retourner <text:s/>l'âge moyen des animaux d'une espèce <text:s/>avec RETURN</text:span></text:p>
      <text:p text:style-name="P14"/>
      <text:p text:style-name="P38"><text:span text:style-name="T4">Objectif</text:span><text:span text:style-name="T3"><text:tab/></text:span><text:span text:style-name="T4">Age moyen des animaux d'une espèce</text:span></text:p>
      <text:p text:style-name="P18"><text:span text:style-name="T2">Procédure permettant de retourner l’âge moyen des animaux d’une espèce en particulier, dont le code est passé en paramètre. </text:span><text:span text:style-name="T11">Cette procédure utilisera <text:s/>l’instruction <text:s/>RETURN</text:span><text:span text:style-name="T8">.</text:span></text:p>
      <text:p text:style-name="P10"/>
      <text:p text:style-name="P47"><text:span text:style-name="T20">CREATE PROCEDURE</text:span><text:span text:style-name="T16"> <text:s/>AgeMoyenEspece (@codeEspece int) <text:s text:c="2"/></text:span><text:span text:style-name="T20">AS</text:span></text:p>
      <text:p text:style-name="P47"><text:span text:style-name="T16"><text:s/>DECLARE <text:tab/>@AgeMoyen int</text:span></text:p>
      <text:p text:style-name="P47"><text:span text:style-name="T16"><text:s/>SET <text:tab/>@AgeMoyen = (SELECT AVG(2012 - dateNaissance) <text:s/>FROM ANIMAL</text:span></text:p>
      <text:p text:style-name="P47"><text:span text:style-name="T16"><text:tab/><text:tab/> <text:s text:c="12"/>WHERE CODEESPECE = @codeEspece)</text:span></text:p>
      <text:p text:style-name="P47"><text:span text:style-name="T16"><text:s/></text:span><text:span text:style-name="T20">RETURN</text:span><text:span text:style-name="T16"> <text:tab/>@AgeMoyen</text:span></text:p>
      <text:p text:style-name="P58"/>
      <text:p text:style-name="P47"><text:span text:style-name="T16">DECLARE <text:tab/>@Age int</text:span></text:p>
      <text:p text:style-name="P47"><text:span text:style-name="T22">EXECUTE</text:span><text:span text:style-name="T13"> <text:tab/>@Age = AgeMoyenEspece <text:s/>1</text:span></text:p>
      <text:p text:style-name="P48"><text:span text:style-name="T22">PRINT</text:span><text:span text:style-name="T13"><text:tab/>@Age</text:span></text:p>
      <text:p text:style-name="P70"/>
      <text:p text:style-name="P33"><text:span text:style-name="T3">Exercice 4 :<text:tab/>Retourner <text:s/>l'âge moyen des animaux d'une espèce <text:s/>avec OUTPUT</text:span></text:p>
      <text:p text:style-name="P14"/>
      <text:p text:style-name="P18"><text:span text:style-name="T2">Idem que la 3. avec l’instruction OUTPUT.</text:span></text:p>
      <text:p text:style-name="P15"/>
      <text:p text:style-name="P18"><text:span text:style-name="T2">Attention il ne faut pas oublier la virgule entre les arguments.</text:span></text:p>
      <text:p text:style-name="P14"/>
      <text:p text:style-name="P52"><text:span text:style-name="T20">CREATE PROCEDURE</text:span><text:span text:style-name="T16"> </text:span><text:span text:style-name="T20">AgeMoyenEspeceAvecOutput</text:span><text:span text:style-name="T16"> (@codeEspece int, @AgeMoyen int OUTPUT) <text:s text:c="2"/></text:span><text:span text:style-name="T20">AS</text:span></text:p>
      <text:p text:style-name="P52"><text:span text:style-name="T16"><text:s/>SET <text:tab/><text:tab/>@AgeMoyen = (SELECT AVG(2012 - dateNaissance) <text:s/>FROM ANIMAL</text:span></text:p>
      <text:p text:style-name="P52"><text:span text:style-name="T16"><text:tab/><text:tab/> <text:s text:c="25"/>WHERE CODEESPECE = @codeEspece)</text:span></text:p>
      <text:p text:style-name="P52"><text:span text:style-name="T16"><text:s/></text:span></text:p>
      <text:p text:style-name="P52"><text:span text:style-name="T16">DECLARE <text:tab/>@Age int</text:span></text:p>
      <text:p text:style-name="P52"><text:span text:style-name="T22">EXECUTE</text:span><text:span text:style-name="T13"> <text:tab/></text:span><text:span text:style-name="T22">AgeMoyenEspeceAvecOutput</text:span><text:span text:style-name="T13"> 1, @Age <text:s text:c="2"/></text:span><text:span text:style-name="T22">OUTPUT</text:span></text:p>
      <text:p text:style-name="P49"><text:span text:style-name="T22">PRINT</text:span><text:span text:style-name="T13"> <text:tab/><text:tab/>@Age</text:span></text:p>
      <text:p text:style-name="P14"/>
      <text:p text:style-name="P8"/>
      <text:p text:style-name="P33"><text:span text:style-name="T3">Exercice 5 : <text:tab/>Les aliments qui composent les menus d'une espèce </text:span></text:p>
      <text:p text:style-name="P14"/>
      <text:p text:style-name="P18"><text:span text:style-name="T2">Procédure permettant d'afficher les aliments qui composent les menus types d'une espèce particulière. On affiche l'aliment qui compose le menu. Le code espèce est présent en tant que clé étrangère dans la table </text:span><text:span text:style-name="T3">MENUTYPE</text:span><text:span text:style-name="T2"> ==&gt; seule cette tables est utile au traitement.</text:span></text:p>
      <text:p text:style-name="P18"><text:span text:style-name="T8">On utilise un </text:span><text:span text:style-name="T9">CURSEUR</text:span><text:span text:style-name="T8"> </text:span></text:p>
      <text:p text:style-name="P10"/>
      <text:p text:style-name="P53"><text:span text:style-name="T20">CREATE PROCEDURE</text:span><text:span text:style-name="T16"> ListeMenuEspece (@codeEspece int, @ListeMenu </text:span><text:span text:style-name="T20">CURSOR VARYING OUTPUT</text:span><text:span text:style-name="T16">) <text:s/></text:span><text:span text:style-name="T20">AS</text:span></text:p>
      <text:p text:style-name="P54"><text:span text:style-name="T16">SET <text:tab/>@ListeMenu <text:s/>= <text:s/></text:span><text:span text:style-name="T20">CURSOR FOR</text:span></text:p>
      <text:p text:style-name="P54"><text:span text:style-name="T16"><text:tab/>SELECT <text:s/>LibelleAlimentCompose <text:s text:c="2"/>FROM MENUTYPE <text:s/>WHERE codeEspece = @codeEspece<text:tab/><text:tab/></text:span></text:p>
      <text:p text:style-name="P60"/>
      <text:p text:style-name="P60"/>
      <text:p text:style-name="P60"/>
      <text:p text:style-name="P53"><text:span text:style-name="T20">OPEN</text:span><text:span text:style-name="T16"> <text:tab/>@ListeMenu</text:span></text:p>
      <text:p text:style-name="P53"><text:span text:style-name="T16">DECLARE <text:tab/>@LibelleMenu CURSOR</text:span></text:p>
      <text:p text:style-name="P53"><text:span text:style-name="T16">DECLARE <text:tab/>@LibelleAliment char(32)</text:span></text:p>
      <text:p text:style-name="P53"><text:span text:style-name="T20">EXECUTE</text:span><text:span text:style-name="T16"> <text:tab/>ListeMenuEspece 1,@LibelleMenu OUTPUT</text:span></text:p>
      <text:p text:style-name="P53"><text:span text:style-name="T20">FETCH</text:span><text:span text:style-name="T16"> <text:tab/>@LibelleMenu INTO @libelleAliment</text:span></text:p>
      <text:p text:style-name="P53"><text:span text:style-name="T13">PRINT<text:tab/> 'Les menus pour cette espèce sont : '</text:span></text:p>
      <text:p text:style-name="P53"><text:span text:style-name="T22">WHILE</text:span><text:span text:style-name="T13"><text:tab/></text:span><text:span text:style-name="T22">(@@FETCH_STATUS = 0) <text:s text:c="7"/>---- </text:span><text:span text:style-name="T23">test de fin de curseur <text:s/>----</text:span></text:p>
      <text:p text:style-name="P53"><text:span text:style-name="T13"><text:tab/></text:span><text:span text:style-name="T20">BEGIN</text:span></text:p>
      <text:p text:style-name="P53"><text:span text:style-name="T16"><text:tab/><text:tab/></text:span><text:span text:style-name="T20">PRINT</text:span><text:span text:style-name="T16"> ' <text:s text:c="3"/>--&gt; ' + @libelleAliment</text:span></text:p>
      <text:p text:style-name="P53"><text:span text:style-name="T16"><text:tab/><text:tab/></text:span><text:span text:style-name="T20">FETCH</text:span><text:span text:style-name="T16"> <text:tab/>@LibelleMenu <text:s/></text:span><text:span text:style-name="T20">INTO</text:span><text:span text:style-name="T16"> <text:s/>@libelleAliment</text:span></text:p>
      <text:p text:style-name="P53"><text:span text:style-name="T16"><text:tab/></text:span><text:span text:style-name="T22">END</text:span></text:p>
      <text:p text:style-name="P61"><text:soft-page-break/></text:p>
      <text:p text:style-name="P53"><text:span text:style-name="T22">CLOSE</text:span><text:span text:style-name="T13"><text:tab/><text:tab/>@LibelleMenu</text:span></text:p>
      <text:p text:style-name="P50"><text:span text:style-name="T22">DEALLOCATE</text:span><text:span text:style-name="T13"> <text:tab/>@LibelleMenu</text:span></text:p>
      <text:p text:style-name="P63"/>
      <text:p text:style-name="P33"><text:span text:style-name="T3">Exercice 6 : <text:tab/>Espèce à la charge d’un soignant dont on fait passer le nom et le prénom en paramètre.</text:span></text:p>
      <text:p text:style-name="P37"/>
      <text:p text:style-name="P55"><text:span text:style-name="T20">CREATE PROCEDURE</text:span><text:span text:style-name="T16"> <text:tab/>ListeEspeceSoignerParUnSoignant (@nomSoignant char(32), @prenomSoignant char(32), <text:tab/><text:tab/><text:tab/> <text:s text:c="9"/>@ListeEspece </text:span><text:span text:style-name="T20">CURSOR VARYING OUTPUT</text:span><text:span text:style-name="T16">) </text:span><text:span text:style-name="T20">AS</text:span></text:p>
      <text:p text:style-name="P59"/>
      <text:p text:style-name="P56"><text:span text:style-name="T20">SET</text:span><text:span text:style-name="T16"> <text:tab/>@ListeEspece = </text:span><text:span text:style-name="T20">CURSOR FOR</text:span></text:p>
      <text:p text:style-name="P56"><text:span text:style-name="T16"><text:tab/>SELECT <text:tab/>ESPECE.LIBELLE</text:span></text:p>
      <text:p text:style-name="P71"><text:span text:style-name="T16"><text:tab/></text:span><text:span text:style-name="T13">FROM <text:tab/>ESPECE <text:s/>INNER <text:s/>JOIN SOIGNER <text:tab/>ON ESPECE.CODEESPECE = <text:s/>SOIGNER.CODEESPECE <text:tab/><text:tab/><text:tab/><text:tab/><text:tab/><text:tab/><text:tab/>INNER <text:tab/>JOIN <text:s text:c="2"/>SOIGNANT <text:tab/>ON SOIGNER.CODESOIGNANT = <text:s/>SOIGNANT.CODESOIGNANT</text:span></text:p>
      <text:p text:style-name="P57"><text:span text:style-name="T13"><text:tab/>WHERE <text:tab/>NOMSOIGNANT <text:s text:c="7"/>= @nomSoignant</text:span></text:p>
      <text:p text:style-name="P57"><text:span text:style-name="T13"><text:tab/>AND<text:tab/>PRENOMSOIGNANT = @prenomSoignant<text:tab/><text:tab/><text:tab/><text:tab/><text:tab/></text:span></text:p>
      <text:p text:style-name="P55"><text:span text:style-name="T20">OPEN</text:span><text:span text:style-name="T16"> @ListeEspece</text:span></text:p>
      <text:p text:style-name="P59"/>
      <text:p text:style-name="P59"/>
      <text:p text:style-name="P59"/>
      <text:p text:style-name="P55"><text:span text:style-name="T16">DECLARE @listeDesEspeces CURSOR</text:span></text:p>
      <text:p text:style-name="P55"><text:span text:style-name="T16">DECLARE @libelleEspece char(32)</text:span></text:p>
      <text:p text:style-name="P59"/>
      <text:p text:style-name="P55"><text:span text:style-name="T22">EXECUTE</text:span><text:span text:style-name="T13"> ListeEspeceSOignerParUnSoignant 'Roulous', 'Maxime', @ListeDesEspeces OUTPUT</text:span></text:p>
      <text:p text:style-name="P62"/>
      <text:p text:style-name="P55"><text:span text:style-name="T22">FETCH</text:span><text:span text:style-name="T13"> <text:tab/>@listeDesEspeces INTO @libelleEspece</text:span></text:p>
      <text:p text:style-name="P55"><text:span text:style-name="T22">PRINT</text:span><text:span text:style-name="T13"> <text:tab/>'Ce soignant prend soins des espèces suivantes : '</text:span></text:p>
      <text:p text:style-name="P55"><text:span text:style-name="T20">WHILE</text:span><text:span text:style-name="T16"> <text:tab/>(@@FETCH_STATUS = 0)</text:span></text:p>
      <text:p text:style-name="P55"><text:span text:style-name="T20">BEGIN</text:span></text:p>
      <text:p text:style-name="P55"><text:span text:style-name="T16"><text:tab/></text:span><text:span text:style-name="T20">PRINT</text:span><text:span text:style-name="T16"> ' <text:s/>--&gt; ' + @libelleEspece</text:span></text:p>
      <text:p text:style-name="P55"><text:span text:style-name="T16"><text:tab/></text:span><text:span text:style-name="T22">FETCH</text:span><text:span text:style-name="T13"> @listeDesEspeces INTO @libelleEspece</text:span></text:p>
      <text:p text:style-name="P51"><text:span text:style-name="T22">END</text:span></text:p>
      <text:p text:style-name="P1"/>
      <text:p text:style-name="P33"><text:span text:style-name="T3">Exercice 7 :<text:tab/>Les espèces qui ne cohabitent pas</text:span></text:p>
      <text:p text:style-name="P14"/>
      <text:p text:style-name="P18"><text:span text:style-name="T2">Liste des espèces qui ne cohabitent pas avec une autre espèce dont on fait passer le nom en paramètre.</text:span></text:p>
      <text:p text:style-name="P26"/>
      <text:p text:style-name="P64"><text:span text:style-name="T20">CREATE PROCEDURE</text:span><text:span text:style-name="T16"> </text:span><text:span text:style-name="T20">ListeEspeceNeCohabitePas</text:span><text:span text:style-name="T16"> (@codeEspece int) </text:span><text:span text:style-name="T20">AS</text:span></text:p>
      <text:p text:style-name="P64"><text:span text:style-name="T16">DECLARE ListeEspece CURSOR FOR</text:span></text:p>
      <text:p text:style-name="P64"><text:span text:style-name="T16"><text:tab/>SELECT<text:tab/> libelle</text:span></text:p>
      <text:p text:style-name="P64"><text:span text:style-name="T16"><text:tab/>FROM<text:tab/>ESPECE </text:span></text:p>
      <text:p text:style-name="P64"><text:span text:style-name="T16"><text:tab/>WHERE <text:tab/>codeespece not in (select <text:tab/>CODEESPECE1</text:span></text:p>
      <text:p text:style-name="P64"><text:span text:style-name="T16"><text:tab/><text:tab/><text:tab/><text:tab/><text:tab/> from <text:tab/>COHABITER</text:span></text:p>
      <text:p text:style-name="P64"><text:span text:style-name="T16"><text:tab/><text:tab/><text:tab/><text:tab/><text:tab/> where <text:s/><text:tab/>CODEESPECE = @co</text:span><text:bookmark text:name="_GoBack"/><text:span text:style-name="T16">deEspece)</text:span></text:p>
      <text:p text:style-name="P64"><text:span text:style-name="T13">DECLARE @nomEspece char(32)</text:span></text:p>
      <text:p text:style-name="P65"/>
      <text:p text:style-name="P64"><text:span text:style-name="T13">OPEN <text:tab/>ListeEspece</text:span></text:p>
      <text:p text:style-name="P64"><text:span text:style-name="T13">PRINT <text:tab/>'Liste des especes qui ne cohabitent pas avec cette espèce : '</text:span></text:p>
      <text:p text:style-name="P64"><text:span text:style-name="T16">FETCH <text:tab/>ListeEspece INTO @nomEspece</text:span></text:p>
      <text:p text:style-name="P66"/>
      <text:p text:style-name="P64"><text:span text:style-name="T16">WHILE <text:tab/>(@@FETCH_STATUS = 0)</text:span></text:p>
      <text:p text:style-name="P64"><text:span text:style-name="T16">BEGIN</text:span></text:p>
      <text:p text:style-name="P64"><text:span text:style-name="T16"><text:tab/>PRINT ' <text:s text:c="2"/>--&gt; ' + @nomEspece</text:span></text:p>
      <text:p text:style-name="P64"><text:span text:style-name="T16"><text:tab/>FETCH ListeEspece INTO @nomEspece</text:span></text:p>
      <text:p text:style-name="P64"><text:span text:style-name="T16">END</text:span></text:p>
      <text:p text:style-name="P66"/>
      <text:p text:style-name="P64"><text:span text:style-name="T16">CLOSE <text:tab/><text:tab/><text:tab/>ListeEspece</text:span></text:p>
      <text:p text:style-name="P64"><text:span text:style-name="T16">DEALLOCATE<text:tab/> ListeEspece</text:span></text:p>
      <text:p text:style-name="P66"><text:soft-page-break/></text:p>
      <text:p text:style-name="P66"/>
      <text:p text:style-name="P66"/>
      <text:p text:style-name="P67"><text:span text:style-name="T20">EXECUTE </text:span><text:span text:style-name="T16"><text:s/>ListeEspeceNeCohabitePas <text:s text:c="2"/>2</text:span></text:p>
      <text:p text:style-name="P68"/>
      <text:p text:style-name="P33"><text:span text:style-name="T34">Exercice 8 :<text:tab/>Les</text:span><text:span text:style-name="T3"> espèces qui ne cohabitent pas</text:span></text:p>
      <text:p text:style-name="P23"/>
      <text:p text:style-name="P18"><text:span text:style-name="T28">Procédons par étapes.</text:span></text:p>
      <text:p text:style-name="P18"><text:span text:style-name="T28">On veut connaître le nombre d'objets prêtés et placés dans l'enclos N° 1</text:span></text:p>
      <text:p text:style-name="P18"><text:span text:style-name="T28">Quelle est la requête ? </text:span></text:p>
      <text:p text:style-name="P21"><text:span text:style-name="T15"><text:tab/></text:span><text:span text:style-name="T31">SELECT</text:span><text:span text:style-name="T15"><text:tab/></text:span><text:span text:style-name="T32">nomObjet</text:span></text:p>
      <text:p text:style-name="P21"><text:span text:style-name="T15"><text:tab/></text:span><text:span text:style-name="T31">FROM</text:span><text:span text:style-name="T15"><text:tab/></text:span><text:span text:style-name="T32">TYPEOBJET</text:span><text:span text:style-name="T33">,</text:span><text:span text:style-name="T15"> </text:span><text:span text:style-name="T32">OBJETPRETER</text:span></text:p>
      <text:p text:style-name="P21"><text:span text:style-name="T15"><text:tab/></text:span><text:span text:style-name="T31">where</text:span><text:span text:style-name="T15"><text:tab/></text:span><text:span text:style-name="T32">TYPEOBJET</text:span><text:span text:style-name="T33">.</text:span><text:span text:style-name="T32">codeObjet</text:span><text:span text:style-name="T15"> </text:span><text:span text:style-name="T33">=</text:span><text:span text:style-name="T15"> </text:span><text:span text:style-name="T32">OBJETPRETER</text:span><text:span text:style-name="T33">.</text:span><text:span text:style-name="T32">codeObjet</text:span></text:p>
      <text:p text:style-name="P4"><text:span text:style-name="T15"><text:tab/></text:span><text:span text:style-name="T33">and</text:span><text:span text:style-name="T15"><text:tab/></text:span><text:span text:style-name="T32">OBJETPRETER</text:span><text:span text:style-name="T33">.</text:span><text:span text:style-name="T32">codeEnclos</text:span><text:span text:style-name="T15"> </text:span><text:span text:style-name="T33">=</text:span><text:span text:style-name="T15"> 1</text:span><text:span text:style-name="T33">;</text:span></text:p>
      <text:p text:style-name="P19"><text:span text:style-name="T28">On veut connaître le nombre d'objets achetés et placés dans l'enclos N° 1</text:span></text:p>
      <text:p text:style-name="P19"><text:span text:style-name="T28">Quelle est la requête ? </text:span></text:p>
      <text:p text:style-name="P21"><text:span text:style-name="T31"><text:tab/>SELECT</text:span><text:span text:style-name="T15"><text:tab/></text:span><text:span text:style-name="T32">nomObjet</text:span></text:p>
      <text:p text:style-name="P21"><text:span text:style-name="T15"><text:tab/></text:span><text:span text:style-name="T31">FROM</text:span><text:span text:style-name="T15"><text:tab/></text:span><text:span text:style-name="T32">TYPEOBJET</text:span><text:span text:style-name="T33">,</text:span><text:span text:style-name="T15"> </text:span><text:span text:style-name="T32">OBJETACHETER</text:span></text:p>
      <text:p text:style-name="P21"><text:span text:style-name="T15"><text:tab/></text:span><text:span text:style-name="T31">where</text:span><text:span text:style-name="T15"><text:tab/></text:span><text:span text:style-name="T32">TYPEOBJET</text:span><text:span text:style-name="T33">.</text:span><text:span text:style-name="T32">codeObjet</text:span><text:span text:style-name="T15"> </text:span><text:span text:style-name="T33">=</text:span><text:span text:style-name="T15"> </text:span><text:span text:style-name="T32">OBJETACHETER</text:span><text:span text:style-name="T33">.</text:span><text:span text:style-name="T32">codeObjet</text:span></text:p>
      <text:p text:style-name="P4"><text:span text:style-name="T15"><text:tab/></text:span><text:span text:style-name="T33">and</text:span><text:span text:style-name="T15"><text:tab/></text:span><text:span text:style-name="T32">OBJETACHETER</text:span><text:span text:style-name="T33">.</text:span><text:span text:style-name="T32">codeEnclos</text:span><text:span text:style-name="T15"> </text:span><text:span text:style-name="T33">=</text:span><text:span text:style-name="T15"> 1</text:span><text:span text:style-name="T33">;</text:span></text:p>
      <text:p text:style-name="P25"/>
      <text:p text:style-name="P2"><text:span text:style-name="T29">Mais comment peut-on connaître la liste des objets achetés et prêts pour l'enclos N° 1 ????</text:span></text:p>
      <text:p text:style-name="P24"/>
      <text:p text:style-name="P35"><text:span text:style-name="T30">Ecrire la procédure stockée qui permet d'afficher la liste des objets dans un enclos</text:span></text:p>
      <text:p text:style-name="P27"/>
      <text:p text:style-name="P28"><text:span text:style-name="T21">CREATE PROCEDURE</text:span><text:span text:style-name="T18"> ListeObjetsEnclos (<text:tab/>@unEnclos int, </text:span></text:p>
      <text:p text:style-name="P28"><text:span text:style-name="T18"><text:tab/><text:tab/><text:tab/><text:tab/><text:tab/>@ListePreter CURSOR VARYING OUTPUT, </text:span></text:p>
      <text:p text:style-name="P28"><text:span text:style-name="T18"><text:tab/><text:tab/><text:tab/><text:tab/><text:tab/></text:span><text:span text:style-name="T19">@</text:span><text:span text:style-name="T18">ListeAcheter CURSOR VARYING OUTPUT) <text:s/></text:span><text:span text:style-name="T21">AS</text:span></text:p>
      <text:p text:style-name="P28"><text:span text:style-name="T18"><text:tab/>SET <text:tab/>@ListePreter = CURSOR FOR <text:s/></text:span></text:p>
      <text:p text:style-name="P28"><text:span text:style-name="T18"><text:tab/><text:tab/>SELECT<text:tab/>nomOBjet<text:tab/>FROM<text:tab/>TYPEOBJET, OBJETPRETER</text:span></text:p>
      <text:p text:style-name="P28"><text:span text:style-name="T18"><text:tab/><text:tab/>WHERE<text:tab/>TYPEOBJET.codeObjet = OBJETPRETER.CodeObjet </text:span></text:p>
      <text:p text:style-name="P28"><text:span text:style-name="T18"><text:tab/><text:tab/>AND <text:s/><text:tab/>OBJETPRETER.codeEnclos = @unEnclos<text:tab/> <text:s text:c="3"/></text:span></text:p>
      <text:p text:style-name="P28"><text:span text:style-name="T18"><text:tab/>OPEN <text:tab/>@ListePreter</text:span></text:p>
      <text:p text:style-name="P30"><text:span text:style-name="T18"><text:tab/></text:span></text:p>
      <text:p text:style-name="P28"><text:span text:style-name="T18"><text:tab/>SET <text:tab/>@ListeAcheter = CURSOR FOR</text:span></text:p>
      <text:p text:style-name="P28"><text:span text:style-name="T18"><text:tab/><text:tab/>SELECT<text:tab/>nomObjet<text:tab/>FROM<text:tab/>TYPEOBJET, OBJETACHETER</text:span></text:p>
      <text:p text:style-name="P28"><text:span text:style-name="T18"><text:tab/><text:tab/>WHERE<text:tab/>TYPEOBJET.codeObjet = OBJETACHETER.codeObjet</text:span></text:p>
      <text:p text:style-name="P28"><text:span text:style-name="T18"><text:tab/><text:tab/>AND<text:tab/>OBJETACHETER.codeEnclos = @unEnclos<text:tab/> <text:s text:c="3"/></text:span></text:p>
      <text:p text:style-name="P28"><text:span text:style-name="T18"><text:tab/> OPEN @ListeAcheter </text:span></text:p>
      <text:p text:style-name="P28"><text:span text:style-name="T18"><text:tab/> </text:span></text:p>
      <text:p text:style-name="P31"/>
      <text:p text:style-name="P29"><text:span text:style-name="T21">DECLARE</text:span><text:span text:style-name="T18"> <text:tab/>@nomObjetAchete <text:tab/><text:tab/>char(32)</text:span></text:p>
      <text:p text:style-name="P29"><text:span text:style-name="T18">DECLARE <text:tab/>@nomObjetPrete <text:tab/><text:tab/>char(32)</text:span></text:p>
      <text:p text:style-name="P29"><text:span text:style-name="T18">DECLARE <text:tab/>@ListeRetourObjetAcheter <text:tab/>CURSOR</text:span></text:p>
      <text:p text:style-name="P29"><text:span text:style-name="T18">DECLARE <text:tab/>@ListeRetourObjetPreter <text:tab/>CURSOR</text:span></text:p>
      <text:p text:style-name="P29"><text:span text:style-name="T18">EXECUTE <text:tab/>ListeObjetsEnclos 1, @ListeRetourObjetPreter OUTPUT, @ListeRetourObjetAcheter OUTPUT</text:span></text:p>
      <text:p text:style-name="P32"/>
      <text:p text:style-name="P29"><text:span text:style-name="T15">FETCH <text:tab/>@ListeRetourObjetPreter INTO @nomObjetPrete</text:span></text:p>
      <text:p text:style-name="P29"><text:span text:style-name="T15">PRINT<text:tab/> 'Liste des objets pretés pour cet enclos :'</text:span></text:p>
      <text:p text:style-name="P29"><text:span text:style-name="T18">WHILE <text:tab/>(@@FETCH_STATUS = 0)</text:span></text:p>
      <text:p text:style-name="P29"><text:span text:style-name="T18">BEGIN</text:span></text:p>
      <text:p text:style-name="P29"><text:span text:style-name="T18"><text:tab/>PRINT ' <text:s text:c="2"/>--&gt; ' + @nomObjetPrete</text:span></text:p>
      <text:p text:style-name="P29"><text:span text:style-name="T18"><text:tab/>FETCH <text:tab/>@ListeRetourObjetPreter INTO @nomObjetPrete</text:span></text:p>
      <text:p text:style-name="P29"><text:span text:style-name="T18">END</text:span></text:p>
      <text:p text:style-name="P29"><text:span text:style-name="T18">FETCH<text:tab/>@ListeRetourObjetAcheter <text:s/>INTO @nomObjetAchete</text:span></text:p>
      <text:p text:style-name="P29"><text:span text:style-name="T18"><text:tab/><text:tab/></text:span><text:span text:style-name="T15">PRINT 'Liste des objets achetés pour cet enclos :'</text:span></text:p>
      <text:p text:style-name="P29"><text:span text:style-name="T18">WHILE<text:tab/>(@@FETCH_STATUS = 0)</text:span></text:p>
      <text:p text:style-name="P29"><text:soft-page-break/><text:span text:style-name="T18">BEGIN</text:span></text:p>
      <text:p text:style-name="P29"><text:span text:style-name="T18"><text:tab/>PRINT ' <text:s text:c="2"/>--&gt; ' + @nomObjetAchete</text:span></text:p>
      <text:p text:style-name="P29"><text:span text:style-name="T18">FETCH <text:tab/>@ListeRetourObjetAcheter INTO @nomObjetAchete</text:span></text:p>
      <text:p text:style-name="P28"><text:span text:style-name="T18">END</text:span></text:p>
      <text:p text:style-name="P29"><text:span text:style-name="T18">close <text:tab/>@ListeRetourObjetPreter</text:span></text:p>
      <text:p text:style-name="P29"><text:span text:style-name="T18">deallocate <text:tab/>@ListeRetourObjetPreter</text:span></text:p>
      <text:p text:style-name="P29"><text:span text:style-name="T18">close<text:tab/> @ListeRetourObjetAcheter</text:span></text:p>
      <text:p text:style-name="P29"><text:span text:style-name="T18">deallocate <text:tab/>@ListeRetourObjetAcheter</text:span></text:p>
      <text:p text:style-name="P67"/>
      <text:p text:style-name="P67"/>
      <text:p text:style-name="P67"/>
      <text:p text:style-name="P73">Le travail s'exécute en 2 temps :<text:line-break/>- création procédures<text:line-break/><text:tab/>- create procedure<text:line-break/><text:tab/>- déclaration param (nom avec @ + type) entrée et sortie <text:line-break/>- exécution (avec paramètre)</text:p>
      <text:p text:style-name="P73"/>
      <text:p text:style-name="P73">create procedure nomProcedure (@varEntree type, @varSortie cursor varying output) as<text:line-break/>set @varSortie = cursor for<text:line-break/><text:tab/>requeteSQL<text:line-break/>open @varSortie<text:line-break/></text:p>
      <text:p text:style-name="P73">declare @varResultSortie type(cursor, int, char...)<text:line-break/>declare @varResultChamp1 type(cursor, int, char...)<text:line-break/>execute nomProcedure valeurParamEntree, @varResultSortie</text:p>
      <text:p text:style-name="P73"/>
      <text:p text:style-name="P73">fetch @varResultSortie into @varResultSortie<text:line-break/>print 'message'<text:line-break/>while(@@fetch_status=0) <text:s/>/* 0 veut dire qu'il y a encore des éléments */<text:line-break/>begin<text:line-break/><text:tab/>print 'message' @varResultChamp1<text:line-break/><text:tab/>fetch @varResultSortie into @varResultChamp1</text:p>
      <text:p text:style-name="P73">end<text:line-break/>close @varResultSortie<text:line-break/>deallocate @varResultSortie</text:p>
      <text:p text:style-name="P73"/>
      <text:p text:style-name="P73"/>
      <text:p text:style-name="P73">remarque, la procédure ne s'exécute que sur demande de l'utilisateur/de l'application</text:p>
      <text:p text:style-name="P73"/>
      <text:p text:style-name="P73"><text:soft-page-break/>execute <text:s/>nomProcedure pa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1" svg:font-family="'Courier New'" style:font-adornments="Normal"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Standard" style:default-outline-level="" style:class="text">
      <style:paragraph-properties fo:margin="100%" fo:margin-left="1.27cm" fo:margin-right="0cm" fo:margin-top="0cm" fo:margin-bottom="0cm" fo:line-height="100%" fo:text-indent="0cm" style:auto-text-indent="false"/>
      <style:text-properties style:font-name="Times New Roman" fo:font-size="12pt" style:font-name-asian="Times New Roman1" style:font-size-asian="12pt" style:language-asian="fr" style:country-asian="FR" style:font-size-complex="12pt" style:language-complex="he" style:country-complex="IL"/>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Retrait_20_corps_20_de_20_texte_20_Car" style:display-name="Retrait corps de texte Car" style:family="text" style:parent-style-name="Default_20_Paragraph_20_Font">
      <style:text-properties style:font-name="Times New Roman" fo:font-size="12pt" style:font-name-asian="Times New Roman1" style:font-size-asian="12pt" style:language-asian="fr" style:country-asian="FR" style:font-name-complex="Times New Roman1" style:font-size-complex="12pt" style:language-complex="he" style:country-complex="IL"/>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ListLabel_20_1" style:display-name="ListLabel 1" style:family="text">
      <style:text-properties fo:font-size="10pt" style:font-size-asian="10pt" style:font-name-complex="OpenSymbol2"/>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499cm" fo:margin-left="2.499cm" fo:margin-right="1.998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meta:initial-creator>
    <meta:editing-cycles>4</meta:editing-cycles>
    <meta:print-date>2013-12-09T21:03:00</meta:print-date>
    <meta:creation-date>2013-12-09T21:04:00</meta:creation-date>
    <dc:date>2013-12-17T10:11:44.46</dc:date>
    <meta:editing-duration>PT1M41S</meta:editing-duration>
    <meta:generator>OpenOffice/4.0.0$Win32 OpenOffice.org_project/400m3$Build-9702</meta:generator>
    <meta:document-statistic meta:table-count="0" meta:image-count="0" meta:object-count="0" meta:page-count="7" meta:paragraph-count="173" meta:word-count="1154" meta:character-count="8741"/>
    <meta:user-defined meta:name="AppVersion">12.0000</meta:user-defined>
    <meta:user-defined meta:name="Company">Education Nationa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